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MP0">
      <style:table-properties style:width="17.013cm" fo:margin-left="0cm" style:page-number="auto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5.092cm"/>
    </style:style>
    <style:style style:name="Table1.D" style:family="table-column">
      <style:table-column-properties style:column-width="1.893cm"/>
    </style:style>
    <style:style style:name="Table1.E" style:family="table-column">
      <style:table-column-properties style:column-width="4.92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E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color="#ff0000"/>
    </style:style>
    <style:style style:name="P4" style:family="paragraph" style:parent-style-name="Table_20_Contents">
      <style:text-properties fo:color="#ff0000"/>
    </style:style>
    <style:style style:name="P5" style:family="paragraph" style:parent-style-name="Table_20_Contents">
      <style:text-properties officeooo:rsid="000fdb94" officeooo:paragraph-rsid="000fdb94"/>
    </style:style>
    <style:style style:name="P6" style:family="paragraph" style:parent-style-name="Table_20_Contents">
      <style:text-properties fo:color="#000000"/>
    </style:style>
    <style:style style:name="P7" style:family="paragraph" style:parent-style-name="Table_20_Contents">
      <style:text-properties fo:color="#000000" officeooo:rsid="000fdb94" officeooo:paragraph-rsid="000fdb94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fo:color="#ff0000"/>
    </style:style>
    <style:style style:name="T3" style:family="text">
      <style:text-properties fo:color="#ff0000" style:text-underline-style="solid" style:text-underline-width="auto" style:text-underline-color="font-color" style:text-underline-mode="continuous" style:text-overline-mode="continuous" style:text-line-through-mode="continuo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Sl No:</text:p>
          </table:table-cell>
          <table:table-cell table:style-name="Table1.A1" office:value-type="string">
            <text:p text:style-name="P2">Component</text:p>
          </table:table-cell>
          <table:table-cell table:style-name="Table1.A1" office:value-type="string">
            <text:p text:style-name="P2">Specification</text:p>
          </table:table-cell>
          <table:table-cell table:style-name="Table1.A1" office:value-type="string">
            <text:p text:style-name="P2">Quantity</text:p>
          </table:table-cell>
          <table:table-cell table:style-name="Table1.E1" office:value-type="string">
            <text:p text:style-name="P2">Remark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Hc-sr04 Arduino Ultrasonic Distance Measuring Sensor</text:p>
          </table:table-cell>
          <table:table-cell table:style-name="Table1.A2" office:value-type="string">
            <text:p text:style-name="Table_20_Contents">-<text:span text:style-name="Default_20_Paragraph_20_Font"><text:span text:style-name="T1">Working Voltage</text:span></text:span> : 5V(DC)</text:p>
            <text:p text:style-name="Table_20_Contents">-<text:span text:style-name="Default_20_Paragraph_20_Font"><text:span text:style-name="T1">Static current</text:span></text:span>: Less than 2mA.</text:p>
            <text:p text:style-name="Table_20_Contents">-<text:span text:style-name="Default_20_Paragraph_20_Font"><text:span text:style-name="T1">Output signal</text:span></text:span> : Electric frequency signal, high level 5V, low level 0V.</text:p>
            <text:p text:style-name="Table_20_Contents">-<text:span text:style-name="Default_20_Paragraph_20_Font"><text:span text:style-name="T1">Sensor angle</text:span></text:span> : Not more than 15 degrees.</text:p>
            <text:p text:style-name="Table_20_Contents">-<text:span text:style-name="Default_20_Paragraph_20_Font"><text:span text:style-name="T1">Detection distance</text:span></text:span> : 2cm-450cm.</text:p>
            <text:p text:style-name="Table_20_Contents">-<text:span text:style-name="Default_20_Paragraph_20_Font"><text:span text:style-name="T1">High precision</text:span></text:span> : Up to 2mm</text:p>
            <text:p text:style-name="Table_20_Contents">-<text:span text:style-name="Default_20_Paragraph_20_Font"><text:span text:style-name="T1">Input trigger signal</text:span></text:span> : 10us TTL impulse</text:p>
            <text:p text:style-name="Table_20_Contents">-<text:span text:style-name="Default_20_Paragraph_20_Font"><text:span text:style-name="T1">Echo signal </text:span></text:span>: output TTL PWL signal</text:p>
            <text:p text:style-name="Table_20_Contents"/>
          </table:table-cell>
          <table:table-cell table:style-name="Table1.A2" office:value-type="string">
            <text:p text:style-name="Table_20_Contents">1</text:p>
          </table:table-cell>
          <table:table-cell table:style-name="Table1.E2" office:value-type="string">
            <text:p text:style-name="Table_20_Contents">http://www.amazon.in/Vivotech-Ultrasonic-Distance-Measuring-Compatible/dp/B0089VA3AY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Table_20_Contents">DHT11 temperature and humidity sensor</text:p>
          </table:table-cell>
          <table:table-cell table:style-name="Table1.A2" office:value-type="string">
            <text:p text:style-name="Table_20_Contents">-Low cost, 2.5mA max current use during conversion (while requesting data)</text:p>
            <text:p text:style-name="Table_20_Contents">-3 to 5V power and I/O, Body size 15.5mm x 12mm x 5.5mm</text:p>
            <text:p text:style-name="Table_20_Contents">-Good for 20-80% humidity readings with 5% accuracy</text:p>
            <text:p text:style-name="Table_20_Contents">-Good for 0-50°C temperature readings ±2°C accuracy</text:p>
            <text:p text:style-name="Table_20_Contents">-No more than 1 Hz sampling rate (once every second), 4 pins with Approximate 0.1" spacing</text:p>
            <text:p text:style-name="Table_20_Contents"/>
          </table:table-cell>
          <table:table-cell table:style-name="Table1.A2" office:value-type="string">
            <text:p text:style-name="Table_20_Contents">2</text:p>
          </table:table-cell>
          <table:table-cell table:style-name="Table1.E2" office:value-type="string">
            <text:p text:style-name="Table_20_Contents">http://www.amazon.in/DHT11-temperature-humidity-Arduino-Raspberry/dp/B00BOMEO5U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Table_20_Contents">Mini MQ4 Gas Sensor</text:p>
          </table:table-cell>
          <table:table-cell table:style-name="Table1.A2" office:value-type="string">
            <text:p text:style-name="Table_20_Contents">-High sensitivity to Combustible gas in wide range</text:p>
            <text:p text:style-name="Table_20_Contents">-Can detect Methane,Coal gas,CO etc Combustible gas</text:p>
            <text:p text:style-name="Table_20_Contents">-Adjustable Sensitivity , Stable Performance</text:p>
            <text:p text:style-name="Table_20_Contents">- 5V Working Voltage , support both the output digital value and the output analog value</text:p>
            <text:p text:style-name="Table_20_Contents">-Port explanation : DO for digital output, AO for analog output</text:p>
          </table:table-cell>
          <table:table-cell table:style-name="Table1.A2" office:value-type="string">
            <text:p text:style-name="Table_20_Contents">1</text:p>
          </table:table-cell>
          <table:table-cell table:style-name="Table1.E2" office:value-type="string">
            <text:p text:style-name="Table_20_Contents">http://www.amazon.com/Arduino-compatible-Mini-MQ4-Sensor/dp/B00AFQB69I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7">Arduino Mega 2560 <text:soft-page-break/>r3</text:p>
          </table:table-cell>
          <table:table-cell table:style-name="Table1.A2" office:value-type="string">
            <text:p text:style-name="P7">-Operating Voltage 5V</text:p>
            <text:p text:style-name="P7"><text:soft-page-break/>-Digital I/O Pins 54 (of which 15 provide PWM output)</text:p>
            <text:p text:style-name="P7">-Flash Memory 256 KB of which 8 KB used by bootloader</text:p>
            <text:p text:style-name="P7">-Clock Speed 16 MHz</text:p>
          </table:table-cell>
          <table:table-cell table:style-name="Table1.A2" office:value-type="string">
            <text:p text:style-name="P6">1</text:p>
          </table:table-cell>
          <table:table-cell table:style-name="Table1.E2" office:value-type="string">
            <text:p text:style-name="P7">http://www.amazon.in/Ard<text:soft-page-break/>uino-Mega-2560-r3/dp/B006UTBDGA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6">Raspberry Pi 2 900MHz Quadcore 1GB RAM</text:p>
          </table:table-cell>
          <table:table-cell table:style-name="Table1.A2" office:value-type="string">
            <text:p text:style-name="P6">-900MHz quad-core Broadcom BCM2836 CPU with 1GB DDR2 RAM</text:p>
            <text:p text:style-name="P6">-Multiple ports: Four USB ports, full-sized HDMI, four pole stereo output and composite video port.</text:p>
            <text:p text:style-name="P6">-Micro-USB power source 5V, 2A</text:p>
            <text:p text:style-name="P6">-CSI camera port and DSI display port</text:p>
            <text:p text:style-name="P6">-Micro SD slot</text:p>
            <text:p text:style-name="P6">-40 pin extended pins - with 27 GPIO pins</text:p>
            <text:p text:style-name="P6">-Dimensions: 85 x 56 x 17mm</text:p>
            <text:p text:style-name="P6"><text:s text:c="3"/></text:p>
          </table:table-cell>
          <table:table-cell table:style-name="Table1.A2" office:value-type="string">
            <text:p text:style-name="P6">1</text:p>
          </table:table-cell>
          <table:table-cell table:style-name="Table1.E2" office:value-type="string">
            <text:p text:style-name="P6">https://www.robomart.com/buy-raspberry-pi-2-india-price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6">Jumper-Wire</text:p>
          </table:table-cell>
          <table:table-cell table:style-name="Table1.A2" office:value-type="string">
            <text:p text:style-name="P6">-male to male</text:p>
          </table:table-cell>
          <table:table-cell table:style-name="Table1.A2" office:value-type="string">
            <text:p text:style-name="P6">1</text:p>
          </table:table-cell>
          <table:table-cell table:style-name="Table1.E2" office:value-type="string">
            <text:p text:style-name="P6">http://www.amazon.in/RioRand-RRBBJW75PCSP-Generic-Breadboard-Jumper-Wire-75Pcs-Pack/dp/B0040DEI9M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6"><text:s/>BreadBoar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</text:p>
          </table:table-cell>
          <table:table-cell table:style-name="Table1.E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meta:initial-creator>Pratheesh</meta:initial-creator>
    <meta:creation-date>2016-01-15T08:52:00Z</meta:creation-date>
    <dc:date>2016-01-15T16:23:06.258400757</dc:date>
    <meta:editing-cycles>5</meta:editing-cycles>
    <meta:editing-duration>PT55S</meta:editing-duration>
    <meta:document-statistic meta:table-count="1" meta:image-count="0" meta:object-count="0" meta:page-count="2" meta:paragraph-count="63" meta:word-count="294" meta:character-count="2071" meta:non-whitespace-character-count="1835"/>
    <meta:template xlink:type="simple" xlink:actuate="onRequest" xlink:title="" xlink:href="Normal.dotm"/>
  </office:meta>
</office:document-meta>
</file>